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8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046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האחים סולימן 14 <text:s/>ראשון לציון.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ראשי קומת קרקע <text:s text:c="22"/></text:span></text:p>
      <text:p text:style-name="Standard"><text:span text:style-name="T1"><text:s text:c="168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חזית צפונית מקביל לרח' האחים סולימן סמוך לרחבת כיבוי,</text:span></text:p>
      <text:p text:style-name="Standard"><text:span text:style-name="T1"><text:s text:c="51"/>בצד הצפוני והדרומי של הבניין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 <text:s text:c="2"/>חצרהבניין צד צפון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דר כושר קומת קרקע חדר סאוונה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קומת קרקע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צפונית. <text:s/>1000 ליטר</text:span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צובר גפ"מ בחצר הבניין חזית צפונית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י משאבות נמצא בגג הבניין מגוף ראשי</text:span></text:p>
            <text:p text:style-name="P1"><text:span text:style-name="T1">מגוף שליטה ספרינקלרים לובי קומת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הקרקע, <text:s/>חניון.</text:span></text:p>
          </table:table-cell>
        </table:table-row>
      </table:table>
      <text:p text:style-name="P4"/>
      <text:p text:style-name="P4"><text:bookmark text:name="_GoBack"/></text:p>
      <text:p text:style-name="P4"/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4-28T12:24:00</meta:print-date>
    <meta:creation-date>2014-04-28T12:24:00</meta:creation-date>
    <dc:date>2014-04-28T12:26:00</dc:date>
    <meta:editing-duration>PT2S</meta:editing-duration>
    <meta:generator>OpenOffice/4.0.1$Win32 OpenOffice.org_project/401m5$Build-9714</meta:generator>
    <meta:document-statistic meta:table-count="6" meta:image-count="0" meta:object-count="0" meta:page-count="2" meta:paragraph-count="55" meta:word-count="193" meta:character-count="19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